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2.448cm" fo:break-before="auto" style:use-optimal-row-height="true"/>
    </style:style>
    <style:style style:name="ro6" style:family="table-row">
      <style:table-row-properties style:row-height="0.736cm" fo:break-before="auto" style:use-optimal-row-height="true"/>
    </style:style>
    <style:style style:name="ro7" style:family="table-row">
      <style:table-row-properties style:row-height="5.186cm" fo:break-before="auto" style:use-optimal-row-height="true"/>
    </style:style>
    <style:style style:name="ro8" style:family="table-row">
      <style:table-row-properties style:row-height="1.42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Excel_20_Built-in_20_Normal">
      <style:table-cell-properties fo:background-color="#4472c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="non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000000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41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Excel_20_Built-in_20_Normal" style:data-style-name="N105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0.141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table:number-columns-repeated="20"/>
          <table:table-cell table:number-columns-repeated="1004"/>
        </table:table-row>
        <table:table-row table:style-name="ro1">
          <table:table-cell table:style-name="ce1" table:number-columns-repeated="5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2" office:value-type="string" table:number-columns-spanned="2" table:number-rows-spanned="1">
            <text:p>NOME FORNITORE:</text:p>
          </table:table-cell>
          <table:covered-table-cell table:style-name="ce9"/>
          <table:table-cell table:style-name="ce15" office:value-type="string" table:number-columns-spanned="2" table:number-rows-spanned="1">
            <text:p>INFORDATA DIGITAL HEALTH SOLUTIONS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table-cell table:style-name="ce2" office:value-type="string" table:number-columns-spanned="2" table:number-rows-spanned="3">
            <text:p>IDENTIFICATIVI SOFTWARE</text:p>
          </table:table-cell>
          <table:covered-table-cell table:style-name="ce10"/>
          <table:table-cell table:style-name="ce16" office:value-type="string" table:number-columns-spanned="2" table:number-rows-spanned="1">
            <text:p>subject_application_id: AstroL@bI/O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covered-table-cell table:style-name="ce3"/>
          <table:covered-table-cell table:style-name="ce11"/>
          <table:table-cell table:style-name="ce16" office:value-type="string" table:number-columns-spanned="2" table:number-rows-spanned="1">
            <text:p>subject_application_vendor: Infodata Digital Health Solutions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covered-table-cell table:style-name="ce4"/>
          <table:covered-table-cell table:style-name="ce12"/>
          <table:table-cell table:style-name="ce16" office:value-type="string" table:number-columns-spanned="2" table:number-rows-spanned="1">
            <text:p>subject_application_version: 11.231.650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1">
          <table:table-cell table:style-name="ce5" table:number-columns-spanned="2" table:number-rows-spanned="1"/>
          <table:covered-table-cell/>
          <table:table-cell table:style-name="ce6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1">
          <table:table-cell table:style-name="ce6" table:number-columns-repeated="3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7" office:value-type="string">
            <text:p>ID</text:p>
          </table:table-cell>
          <table:table-cell table:style-name="ce13" office:value-type="string">
            <text:p>SERVIZIO</text:p>
          </table:table-cell>
          <table:table-cell table:style-name="ce13" office:value-type="string">
            <text:p>Tipo Documento</text:p>
          </table:table-cell>
          <table:table-cell table:style-name="ce13" office:value-type="string">
            <text:p>NOME CASO TEST</text:p>
          </table:table-cell>
          <table:table-cell table:style-name="ce13" office:value-type="string">
            <text:p>DESCRIZIONE CASO TEST</text:p>
          </table:table-cell>
          <table:table-cell table:style-name="ce13" office:value-type="string">
            <text:p>DATA ESECUZIONE</text:p>
          </table:table-cell>
          <table:table-cell table:style-name="ce13" office:value-type="string">
            <text:p>TIMESTAMP</text:p>
          </table:table-cell>
          <table:table-cell table:style-name="ce13" office:value-type="string">
            <text:p>TRACEID</text:p>
          </table:table-cell>
          <table:table-cell table:style-name="ce13" office:value-type="string">
            <text:p>WORKFLOWINSTANCEID</text:p>
          </table:table-cell>
          <table:table-cell table:style-name="ce13" office:value-type="string">
            <text:p>APPLICABILITA'</text:p>
          </table:table-cell>
          <table:table-cell table:style-name="ce13" office:value-type="string">
            <text:p>RAZIONALE DI APPLICABILITA'</text:p>
          </table:table-cell>
          <table:table-cell table:style-name="ce13" office:value-type="string">
            <text:p>ERRORE BLOCCANTE (SI/NO)</text:p>
          </table:table-cell>
          <table:table-cell table:style-name="ce13" office:value-type="string">
            <text:p>ERRORE VISIBILE A UTENTE (SI/NO)</text:p>
          </table:table-cell>
          <table:table-cell table:style-name="ce13" office:value-type="string">
            <text:p>MESSAGGIO DI ERRORE</text:p>
          </table:table-cell>
          <table:table-cell table:style-name="ce13" office:value-type="string">
            <text:p>GESTITO IN BACKOFFICE (SI/NO)</text:p>
          </table:table-cell>
          <table:table-cell table:style-name="ce13" office:value-type="string">
            <text:p>GESTIONE ERRORE</text:p>
          </table:table-cell>
          <table:table-cell table:style-name="ce13" office:value-type="string">
            <text:p>ESITO</text:p>
          </table:table-cell>
          <table:table-cell table:style-name="ce13" office:value-type="string">
            <text:p>TEST AUTOCERTIFICATO</text:p>
          </table:table-cell>
          <table:table-cell table:style-name="ce13" office:value-type="string">
            <text:p>NOTE</text:p>
          </table:table-cell>
          <table:table-cell table:style-name="ce13" office:value-type="string">
            <text:p>CASO OK / KO</text:p>
          </table:table-cell>
          <table:table-cell table:number-columns-repeated="1004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0:26:48Z</text:p>
          </table:table-cell>
          <table:table-cell table:style-name="ce21" office:value-type="string">
            <text:p>c691464bf94974ca</text:p>
          </table:table-cell>
          <table:table-cell table:style-name="ce21" office:value-type="string">
            <text:p>2.16.840.1.113883.2.9.2.120.4.4.ef6a8157d64c2fc00436335bb7fc2d7da194a47005f23d19f1296ce058740ae7.ba582d6b2d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2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7-05">
            <text:p>5/7/2023</text:p>
          </table:table-cell>
          <table:table-cell table:style-name="ce21" office:value-type="string">
            <text:p>2023-07-05T09:11:32Z</text:p>
          </table:table-cell>
          <table:table-cell table:style-name="ce21" office:value-type="string">
            <text:p>ff1e30c8b2bd8e83</text:p>
          </table:table-cell>
          <table:table-cell table:style-name="ce21" office:value-type="string">
            <text:p>2.16.840.1.113883.2.9.2.120.4.4.b623b00f257f5cd8690a8c1ce39d9b9a70234a172382d8cec2d8bb45f61f16d1.18cd64e4ad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3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1:38:38Z</text:p>
          </table:table-cell>
          <table:table-cell table:style-name="ce21" office:value-type="string">
            <text:p>cd453ab2a4c3fe8c</text:p>
          </table:table-cell>
          <table:table-cell table:style-name="ce21" office:value-type="string">
            <text:p>2.16.840.1.113883.2.9.2.120.4.4.3df663911787484b7d418257dc7a322c8461683cf8d8ef96b04445980db23308.42d5e6426a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4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7-06">
            <text:p>6/7/2023</text:p>
          </table:table-cell>
          <table:table-cell table:style-name="ce21" office:value-type="string">
            <text:p>2023-07-06T10:11:20Z</text:p>
          </table:table-cell>
          <table:table-cell table:style-name="ce21" office:value-type="string">
            <text:p>a4bc9bd8147d79ab</text:p>
          </table:table-cell>
          <table:table-cell table:style-name="ce21" office:value-type="string">
            <text:p>2.16.840.1.113883.2.9.2.120.4.4.8f9ac6216d8c22f680201adb4b00f455b1da3b92e87faad5b6524cdc127afb99.485f984ea4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5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3:01:37Z</text:p>
          </table:table-cell>
          <table:table-cell table:style-name="ce21" office:value-type="string">
            <text:p>81d7576adb189b34</text:p>
          </table:table-cell>
          <table:table-cell table:style-name="ce21" office:value-type="string">
            <text:p>2.16.840.1.113883.2.9.2.120.4.4.dce531277d845c6f268f2533517147836a2284c10d36368026dff885aba936b7.28676a1757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8" office:value-type="float" office:value="28">
            <text:p>28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TOKEN_JWT_LAB_KO</text:p>
          </table:table-cell>
          <table:table-cell table:style-name="ce18" office:value-type="string">
            <text:p>Precondizioni:</text:p>
            <text:p>Il fornitore utilizza un token jwt mancante di campi obbligatori, quindi non valido.</text:p>
            <text:p/>
            <text:p>Descrizione di Business del caso di test: </text:p>
            <text:p>Viene richiamato il servizio di validazione "https://&lt;HOST&gt;:&lt;PORT&gt;/v&lt;major&gt;/documents/validation" con un token jwt non valido a causa della mancanza di uno o più campi obbligatori al fine di testare la gestione dell'errore sul token (status code 403), secondo quanto descritto in https://github.com/ministero-salute/it-fse-support/tree/main/doc/integrazione-gateway.</text:p>
            <text:p/>
            <text:p>Al fine di rendere non valido il token è necessario non valorizzare nel JWT il campo "purpose_of_use".</text:p>
          </table:table-cell>
          <table:table-cell table:style-name="ce19" office:value-type="date" office:date-value="2023-07-10">
            <text:p>10/7/2023</text:p>
          </table:table-cell>
          <table:table-cell table:style-name="ce21" office:value-type="string">
            <text:p>2023-07-10T10:50:38Z</text:p>
          </table:table-cell>
          <table:table-cell table:style-name="ce21" office:value-type="string">
            <text:p>106cf1a08eb70a43</text:p>
          </table:table-cell>
          <table:table-cell table:style-name="ce21" office:value-type="string">
            <text:p>UNKNOWN_WORKFLOW_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Campo token JWT non valido.","detail":"Il campo purpose_of_use non è valorizzato","status":403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<text:s/>l'utente può proseguire <text:s/>a produrre il documento essendo i due processi di produzione ed invio indipendenti. L'utente può proseguire <text:s/>a produrre il documento essendo i due processi di produzione ed invio indipendenti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36">
            <text:p>36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TOKEN_JWT_CAMPO_LAB_KO</text:p>
          </table:table-cell>
          <table:table-cell table:style-name="ce18" office:value-type="string">
            <text:p>Precondizioni:</text:p>
            <text:p>Il fornitore utilizza un token jwt con dei campi valorizzati in maniera errata.</text:p>
            <text:p/>
            <text:p>Descrizione di Business del caso di test: </text:p>
            <text:p>Viene richiamato il servizio di validazione "https://&lt;HOST&gt;:&lt;PORT&gt;/v&lt;major&gt;/documents/validation" con un token jwt avente dei campi valorizzati in maniera errata al fine di testare la gestione dell'errore sul token (status code 403), secondo quanto descritto in https://github.com/ministero-salute/it-fse-support/tree/main/doc/integrazione-gateway.</text:p>
            <text:p><text:s/></text:p>
            <text:p>Al fine di rendere non valido il token è necessario valorizzare il campo "action_id" con la stringa "TEST" (valore non ammesso).</text:p>
          </table:table-cell>
          <table:table-cell table:style-name="ce19" office:value-type="date" office:date-value="2023-07-10">
            <text:p>10/7/2023</text:p>
          </table:table-cell>
          <table:table-cell table:style-name="ce21" office:value-type="string">
            <text:p>2023-07-10T09:55:41Z</text:p>
          </table:table-cell>
          <table:table-cell table:style-name="ce21" office:value-type="string">
            <text:p>91f1883e83ed0a6d</text:p>
          </table:table-cell>
          <table:table-cell table:style-name="ce21" office:value-type="string">
            <text:p>UNKNOWN_WORKFLOW_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Campo token JWT non valido.","detail":"Il campo action_id non è corretto","status":403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<text:s/>l'utente può proseguire <text:s/>a produrre il documento essendo i due processi di produzione ed invio indipendenti. L'utente può proseguire <text:s/>a produrre il documento essendo i due processi di produzione ed invio indipendenti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44">
            <text:p>4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LAB_TIMEOUT</text:p>
          </table:table-cell>
          <table:table-cell table:style-name="ce18" office:value-type="string">
            <text:p>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GESTIONE ERRORE"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“connection TimeOut”</text:p>
          </table:table-cell>
          <table:table-cell table:style-name="ce21" office:value-type="string">
            <text:p>SI</text:p>
          </table:table-cell>
          <table:table-cell table:style-name="ce21" office:value-type="string">
            <text:p>Il documento rimane in stato “da inviare” e rimane nella coda pronto per essere reinviat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52">
            <text:p>5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6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40:52Z</text:p>
          </table:table-cell>
          <table:table-cell table:style-name="ce21" office:value-type="string">
            <text:p>ea8e175eb2943edf</text:p>
          </table:table-cell>
          <table:table-cell table:style-name="ce21" office:value-type="string">
            <text:p>2.16.840.1.113883.2.9.2.120.4.4.b3cf1ea16d3b15f9806dab44bbf2b94aca660ea070a9c8ae671fa8878602eceb.efcc168a1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L'elemento 'confidentialityCode' di ClinicalDocument DEVE avere l'attributo @code valorizzato con 'N' o 'V', e il suo @codeSystem con '2.16.840.1.113883.5.25'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53">
            <text:p>53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7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24:23Z</text:p>
          </table:table-cell>
          <table:table-cell table:style-name="ce21" office:value-type="string">
            <text:p>4f59eb8385995ba1</text:p>
          </table:table-cell>
          <table:table-cell table:style-name="ce21" office:value-type="string">
            <text:p>2.16.840.1.113883.2.9.2.120.4.4.2e42b3e2b248b55df1fd7bce4b59a30e7247700ea7d8cd9d3bcb05750c5e55c2.dcf51c9534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E-46| codice fiscale 'drovvn91m59h501j' cittadino ed operatore: 16 cifre [A-Z0-9]{16}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54">
            <text:p>5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8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48:43Z</text:p>
          </table:table-cell>
          <table:table-cell table:style-name="ce21" office:value-type="string">
            <text:p>2fab0de118728f85</text:p>
          </table:table-cell>
          <table:table-cell table:style-name="ce21" office:value-type="string">
            <text:p>2.16.840.1.113883.2.9.2.120.4.4.87cac20c4c4f25c1f632c61344cc37b78b4087e108bddbf7f9982c123df781d9.4589471bbd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[ERRORE-6| L'elemento 'confidentialityCode' di ClinicalDocument DEVE avere l'attributo @code valorizzato con 'N' o 'V', e il suo @codeSystem con '2.16.840.1.113883.5.25'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8">
          <table:table-cell table:style-name="ce8" office:value-type="float" office:value="55">
            <text:p>55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9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NO</text:p>
          </table:table-cell>
          <table:table-cell table:style-name="ce21" office:value-type="string">
            <text:p>Il programma non permette di effettuare un'accettazione con un'anagrafica senza il campo residenza compilato.</text:p>
          </table:table-cell>
          <table:table-cell table:style-name="ce1"/>
          <table:table-cell table:style-name="ce22" table:number-columns-repeated="6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8">
          <table:table-cell table:style-name="ce8" office:value-type="float" office:value="56">
            <text:p>56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0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NO</text:p>
          </table:table-cell>
          <table:table-cell table:style-name="ce21" office:value-type="string">
            <text:p>Il programma non permette di effettuare un'accettazione con un'anagrafica senza il campo nome compilato.</text:p>
          </table:table-cell>
          <table:table-cell table:style-name="ce22" table:number-columns-repeated="7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57">
            <text:p>57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1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7:51:36Z</text:p>
          </table:table-cell>
          <table:table-cell table:style-name="ce21" office:value-type="string">
            <text:p>68389c8362360e16</text:p>
          </table:table-cell>
          <table:table-cell table:style-name="ce21" office:value-type="string">
            <text:p>2.16.840.1.113883.2.9.2.120.4.4.2df439dd7558670ff4a8d4e27ca590fb13d7485ce39aee5abeb1b6b698ad3299.ee7db3398d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Almeno uno dei seguenti vocaboli non è censito: [CodeSystem: 2.16.840.1.113883.5.1 v2.1.0, Codes: U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58">
            <text:p>58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2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04:17Z</text:p>
          </table:table-cell>
          <table:table-cell table:style-name="ce21" office:value-type="string">
            <text:p>4ff3275b72abd3a2</text:p>
          </table:table-cell>
          <table:table-cell table:style-name="ce21" office:value-type="string">
            <text:p>2.16.840.1.113883.2.9.2.120.4.4.58ba03bebdadaa38b4dee350d6bb3b532d073bde3a8089ba250e803035585f38.80f51c24b7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[ERRORE-41| inFulfillmentOf/order/priorityCode DEVE avere l'attributo '@codeSystem='2.16.840.1.113883.5.7' e @code valorizzato con uno dei seguenti valori: 'R'|'P'|'UR'|'EM' 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59">
            <text:p>59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3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18:37Z</text:p>
          </table:table-cell>
          <table:table-cell table:style-name="ce21" office:value-type="string">
            <text:p>4772b6c17f9ab0e6</text:p>
          </table:table-cell>
          <table:table-cell table:style-name="ce21" office:value-type="string">
            <text:p>2.16.840.1.113883.2.9.2.120.4.4.fce3d8c1ee3f8a0621087503bc676b78fbbd7c094a3301d50b64de08795e1cc4.25e6e34739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minLength-valid: Value '' with length = '0' is not facet-valid with respect to minLength '1' for type 'st'.,ERROR: -1,-1 cvc-attribute.3: The value '' of attribute 'extension' on element 'id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60">
            <text:p>60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4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39:04Z</text:p>
          </table:table-cell>
          <table:table-cell table:style-name="ce21" office:value-type="string">
            <text:p>49bb14934da0a821</text:p>
          </table:table-cell>
          <table:table-cell table:style-name="ce21" office:value-type="string">
            <text:p>2.16.840.1.113883.2.9.2.120.4.4.a4c9ee06aeb9dbb59587a77d08bc3e4ab8c150aae2cd65a0d5d85bbe80ab1ab8.fef721e928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61">
            <text:p>61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5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49:48Z</text:p>
          </table:table-cell>
          <table:table-cell table:style-name="ce21" office:value-type="string">
            <text:p>b4e96a095c220055</text:p>
          </table:table-cell>
          <table:table-cell table:style-name="ce21" office:value-type="string">
            <text:p>2.16.840.1.113883.2.9.2.120.4.4.16f6e0620f4d06e04bb3ba6322e23c4f108dacf2a5b7e06e40a99655d4435c03.65720c66e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62">
            <text:p>6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6_KO</text:p>
          </table:table-cell>
          <table:table-cell table:style-name="ce18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10:45:17Z</text:p>
          </table:table-cell>
          <table:table-cell table:style-name="ce21" office:value-type="string">
            <text:p>c5b0b0605c1934bb</text:p>
          </table:table-cell>
          <table:table-cell table:style-name="ce21" office:value-type="string">
            <text:p>2.16.840.1.113883.2.9.2.120.4.4.6120d2d81e38a330d2e1f18b7eabde1a516d0849a5088763d31de4c4e8c827d3.c934c3ffa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date-style style:name="N105">
      <number:day/>
      <number:text>/</number:text>
      <number:month/>
      <number:text>/</number:text>
      <number:year number:style="long"/>
    </number:dat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4">24/07/2023</text:date>, <text:time>12.12.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3-07-24T12:12:36.46</dc:date>
    <meta:editing-duration>PT54S</meta:editing-duration>
    <meta:editing-cycles>2</meta:editing-cycles>
    <meta:document-statistic meta:table-count="1" meta:cell-count="290" meta:object-count="0"/>
  </office:meta>
</office:document-meta>
</file>